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6pt" fo:language="en" fo:country="US" officeooo:rsid="000f2c8a" officeooo:paragraph-rsid="000f2c8a" style:font-size-asian="26pt" style:font-size-complex="26pt"/>
    </style:style>
    <style:style style:name="P2" style:family="paragraph" style:parent-style-name="Standard">
      <style:paragraph-properties fo:text-align="start" style:justify-single-word="false"/>
      <style:text-properties fo:font-size="12pt" fo:language="en" fo:country="US" officeooo:rsid="0010ecf5" officeooo:paragraph-rsid="0010ecf5" style:font-size-asian="10.5pt" style:font-size-complex="12pt"/>
    </style:style>
    <style:style style:name="P3" style:family="paragraph" style:parent-style-name="Standard">
      <style:paragraph-properties fo:text-align="start" style:justify-single-word="false"/>
      <style:text-properties fo:font-size="12pt" fo:language="en" fo:country="US" officeooo:rsid="000f2c8a" officeooo:paragraph-rsid="000f2c8a" style:font-size-asian="10.5pt" style:font-size-complex="12pt"/>
    </style:style>
    <style:style style:name="P4" style:family="paragraph" style:parent-style-name="Standard">
      <style:paragraph-properties fo:text-align="start" style:justify-single-word="false"/>
      <style:text-properties fo:font-size="12pt" fo:language="en" fo:country="US" officeooo:rsid="00173781" officeooo:paragraph-rsid="00173781" style:font-size-asian="10.5pt" style:font-size-complex="12pt"/>
    </style:style>
    <style:style style:name="P5" style:family="paragraph" style:parent-style-name="Standard">
      <style:paragraph-properties fo:text-align="start" style:justify-single-word="false"/>
      <style:text-properties fo:font-size="12pt" fo:language="en" fo:country="US" officeooo:rsid="0017d952" officeooo:paragraph-rsid="0017d952" style:font-size-asian="10.5pt" style:font-size-complex="12pt"/>
    </style:style>
    <style:style style:name="T1" style:family="text">
      <style:text-properties officeooo:rsid="00142fa4"/>
    </style:style>
    <style:style style:name="T2" style:family="text">
      <style:text-properties officeooo:rsid="0015de58"/>
    </style:style>
    <style:style style:name="T3" style:family="text">
      <style:text-properties officeooo:rsid="0015f4cb"/>
    </style:style>
    <style:style style:name="T4" style:family="text">
      <style:text-properties officeooo:rsid="0017d952"/>
    </style:style>
    <style:style style:name="T5" style:family="text">
      <style:text-properties officeooo:rsid="001927c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bstract</text:p>
      <text:p text:style-name="P1"/>
      <text:p text:style-name="P1"/>
      <text:p text:style-name="P2">Soils in mountains are quite unique ecosystems as they host a biodiversity we can’t find elsewhere. Plus, many environmental filters are influencing biodiversity patterns in multi-scales. <text:span text:style-name="T1">Understanding how communities are distributed across spatial scale, identify environmental factors and species reactions is a long standing question in ecology. Here, </text:span><text:span text:style-name="T3">m</text:span><text:span text:style-name="T1">ultiples elevation gradients </text:span><text:span text:style-name="T3">were targeted </text:span><text:span text:style-name="T1">in French Alps and French Pyrenees, in order to respond to this interrogations. </text:span><text:span text:style-name="T3">F</text:span><text:span text:style-name="T1">our trophic guilds </text:span><text:span text:style-name="T3">have been chosen</text:span><text:span text:style-name="T1"> to mimic ecological role in ecosystem : </text:span><text:span text:style-name="T2">herbivores, predators, detritivores and parasitoids. </text:span><text:span text:style-name="T3">Dissimilarity between samples, plots and gradients have been under focus for the following analysis. </text:span><text:span text:style-name="T2"><text:s/></text:span><text:span text:style-name="T1">First of all, the </text:span><text:span text:style-name="T2">relative contribution of three spatial scales to diversity. </text:span><text:span text:style-name="T3">have been determined, with a diversity partitioning. Then, a global dissimilarity model were performed in order to identify the main predictors in every trophic guild, for each spatial scales. Finally, a correlation between observed dissimilarity and a sum of predicors have been done, to observe the potential difference in guilds responses, for each spatial scales. </text:span></text:p>
      <text:p text:style-name="P4">Elevation gradient explains detritivores and predators diversity. Plot gradient explain herbivores and parasitoids diversity. Herbivores, predators, and parasitoids dissimilarity are mainly under vegetation and climatic variables influences, at lower spatial scales and climatic only between gradients. Detritivores dissimilarity is explained by both climatic and nutrient content. </text:p>
      <text:p text:style-name="P4"><text:span text:style-name="T4">T</text:span>he four trophic guilds respond differently to ecological factors, but we can observe a difference between above-ground organisms (herbivores, predators and parasitoids) and below-ground organisms (detritivores). <text:span text:style-name="T4">Between gradients, species suffer more from endemism than between sample and between plot. Stochastic even could have occur, especially for predators, because of the high dissimilarity between elements, when ecological distance is low.</text:span></text:p>
      <text:p text:style-name="P5">In conclusion, we can see, <text:span text:style-name="T5">thanks to the three analysis, </text:span>a light difference between guilds, but the most important difference concerns detritivores which are below-ground organisms.</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09T06:40:28.531000000</meta:creation-date>
    <dc:date>2023-06-09T08:26:31.369000000</dc:date>
    <meta:editing-duration>PT16M12S</meta:editing-duration>
    <meta:editing-cycles>4</meta:editing-cycles>
    <meta:generator>LibreOffice/7.5.2.2$Windows_X86_64 LibreOffice_project/53bb9681a964705cf672590721dbc85eb4d0c3a2</meta:generator>
    <meta:document-statistic meta:table-count="0" meta:image-count="0" meta:object-count="0" meta:page-count="1" meta:paragraph-count="5" meta:word-count="297" meta:character-count="2176" meta:non-whitespace-character-count="1881"/>
  </office:meta>
</office:document-meta>
</file>